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 table:style-name="ce1" office:value-type="string" calcext:value-type="string" table:number-columns-spanned="4" table:number-rows-spanned="1">
            <text:p>DAFTAR PEMBELIAN TIKET PESAWAT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gl keberangkatan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2" table:number-rows-spanned="1">
            <text:p>07-Des-2009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2" office:value-type="string" calcext:value-type="string" table:number-columns-spanned="1" table:number-rows-spanned="2">
            <text:p>Kode Tiket</text:p>
          </table:table-cell>
          <table:table-cell table:style-name="ce2" office:value-type="string" calcext:value-type="string" table:number-columns-spanned="1" table:number-rows-spanned="2">
            <text:p>Nama Penumpang</text:p>
          </table:table-cell>
          <table:table-cell table:style-name="ce2" office:value-type="string" calcext:value-type="string" table:number-columns-spanned="1" table:number-rows-spanned="2">
            <text:p>Tgl pembelian</text:p>
          </table:table-cell>
          <table:table-cell table:style-name="ce2" office:value-type="string" calcext:value-type="string" table:number-columns-spanned="1" table:number-rows-spanned="2">
            <text:p>Tujuan</text:p>
          </table:table-cell>
          <table:table-cell table:style-name="ce2" office:value-type="string" calcext:value-type="string" table:number-columns-spanned="1" table:number-rows-spanned="2">
            <text:p>harga</text:p>
          </table:table-cell>
          <table:table-cell table:style-name="ce2" office:value-type="string" calcext:value-type="string" table:number-columns-spanned="1" table:number-rows-spanned="2">
            <text:p>kelas</text:p>
          </table:table-cell>
          <table:table-cell table:style-name="ce2" office:value-type="string" calcext:value-type="string" table:number-columns-spanned="1" table:number-rows-spanned="2">
            <text:p>Menu</text:p>
          </table:table-cell>
          <table:table-cell table:style-name="ce1" table:number-columns-repeated="2"/>
        </table:table-row>
        <table:table-row table:style-name="ro1">
          <table:covered-table-cell table:style-name="ce3"/>
          <table:covered-table-cell table:number-columns-repeated="2"/>
          <table:covered-table-cell table:number-columns-repeated="5"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BBY-P1-035</text:p>
          </table:table-cell>
          <table:table-cell office:value-type="string" calcext:value-type="string">
            <text:p>ALDIE</text:p>
          </table:table-cell>
          <table:table-cell table:style-name="ce5" office:value-type="date" office:date-value="2009-05-02" calcext:value-type="date">
            <text:p>05/02/09</text:p>
          </table:table-cell>
          <table:table-cell table:style-name="ce3" table:formula="of:=VLOOKUP(LEFT([.B7];3);[.$A$25:.$C$28];2)" office:value-type="string" office:string-value="Yogyakarta Jakarta" calcext:value-type="string">
            <text:p>Yogyakarta Jakarta</text:p>
          </table:table-cell>
          <table:table-cell table:style-name="ce3" table:formula="of:=VLOOKUP(LEFT([.B7];3);[.$A$25:.$C$28];3)" office:value-type="float" office:value="300000" calcext:value-type="float">
            <text:p>300000</text:p>
          </table:table-cell>
          <table:table-cell table:style-name="ce3" table:formula="of:=VLOOKUP(MID([.B7];4;1);[.$F$25:.$H$27];2)" office:value-type="string" office:string-value="BISNIS" calcext:value-type="string">
            <text:p>BISNIS</text:p>
          </table:table-cell>
          <table:table-cell table:style-name="ce3" table:formula="of:==HLOOKUP(MID([.B7];6;2);[.$B$19:.$D$21];2)" office:value-type="string" office:string-value="Paket A" calcext:value-type="string">
            <text:p>Paket 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DZ-P3-036</text:p>
          </table:table-cell>
          <table:table-cell office:value-type="string" calcext:value-type="string">
            <text:p>BERNARD</text:p>
          </table:table-cell>
          <table:table-cell table:style-name="ce5" office:value-type="date" office:date-value="2009-05-05" calcext:value-type="date">
            <text:p>05/05/09</text:p>
          </table:table-cell>
          <table:table-cell table:style-name="ce3" table:formula="of:=VLOOKUP(LEFT([.B8];3);[.$A$25:.$C$28];2)" office:value-type="string" office:string-value="solo jakarta" calcext:value-type="string">
            <text:p>solo jakarta</text:p>
          </table:table-cell>
          <table:table-cell table:style-name="ce3" table:formula="of:=VLOOKUP(LEFT([.B8];3);[.$A$25:.$C$28];3)" office:value-type="float" office:value="325000" calcext:value-type="float">
            <text:p>325000</text:p>
          </table:table-cell>
          <table:table-cell table:style-name="ce3" table:formula="of:=VLOOKUP(MID([.B8];4;1);[.$F$25:.$H$27];2)" office:value-type="string" office:string-value="Ekonomi" calcext:value-type="string">
            <text:p>Ekonomi</text:p>
          </table:table-cell>
          <table:table-cell table:style-name="ce3" table:formula="of:==HLOOKUP(MID([.B8];6;2);[.$B$19:.$D$21];2)" office:value-type="string" office:string-value="Paket C" calcext:value-type="string">
            <text:p>Paket 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AZ-P3-037</text:p>
          </table:table-cell>
          <table:table-cell office:value-type="string" calcext:value-type="string">
            <text:p>FARHAN</text:p>
          </table:table-cell>
          <table:table-cell table:style-name="ce5" office:value-type="date" office:date-value="2009-05-11" calcext:value-type="date">
            <text:p>05/11/09</text:p>
          </table:table-cell>
          <table:table-cell table:style-name="ce3" table:formula="of:=VLOOKUP(LEFT([.B9];3);[.$A$25:.$C$28];2)" office:value-type="string" office:string-value="Jakarta Yogya" calcext:value-type="string">
            <text:p>Jakarta Yogya</text:p>
          </table:table-cell>
          <table:table-cell table:style-name="ce3" table:formula="of:=VLOOKUP(LEFT([.B9];3);[.$A$25:.$C$28];3)" office:value-type="float" office:value="350000" calcext:value-type="float">
            <text:p>350000</text:p>
          </table:table-cell>
          <table:table-cell table:style-name="ce3" table:formula="of:=VLOOKUP(MID([.B9];4;1);[.$F$25:.$H$27];2)" office:value-type="string" office:string-value="Ekonomi" calcext:value-type="string">
            <text:p>Ekonomi</text:p>
          </table:table-cell>
          <table:table-cell table:style-name="ce3" table:formula="of:==HLOOKUP(MID([.B9];6;2);[.$B$19:.$D$21];2)" office:value-type="string" office:string-value="Paket C" calcext:value-type="string">
            <text:p>Paket 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AY-P2-038</text:p>
          </table:table-cell>
          <table:table-cell office:value-type="string" calcext:value-type="string">
            <text:p>ANGGI</text:p>
          </table:table-cell>
          <table:table-cell table:style-name="ce5" office:value-type="date" office:date-value="2009-05-13" calcext:value-type="date">
            <text:p>05/13/09</text:p>
          </table:table-cell>
          <table:table-cell table:style-name="ce3" table:formula="of:=VLOOKUP(LEFT([.B10];3);[.$A$25:.$C$28];2)" office:value-type="string" office:string-value="Jakarta Yogya" calcext:value-type="string">
            <text:p>Jakarta Yogya</text:p>
          </table:table-cell>
          <table:table-cell table:style-name="ce3" table:formula="of:=VLOOKUP(LEFT([.B10];3);[.$A$25:.$C$28];3)" office:value-type="float" office:value="350000" calcext:value-type="float">
            <text:p>350000</text:p>
          </table:table-cell>
          <table:table-cell table:style-name="ce3" table:formula="of:=VLOOKUP(MID([.B10];4;1);[.$F$25:.$H$27];2)" office:value-type="string" office:string-value="BISNIS" calcext:value-type="string">
            <text:p>BISNIS</text:p>
          </table:table-cell>
          <table:table-cell table:style-name="ce3" table:formula="of:==HLOOKUP(MID([.B10];6;2);[.$B$19:.$D$21];2)" office:value-type="string" office:string-value="Paket B" calcext:value-type="string">
            <text:p>Paket 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BBX-P1-039</text:p>
          </table:table-cell>
          <table:table-cell office:value-type="string" calcext:value-type="string">
            <text:p>TOLLE</text:p>
          </table:table-cell>
          <table:table-cell table:style-name="ce5" office:value-type="date" office:date-value="2009-07-15" calcext:value-type="date">
            <text:p>07/15/09</text:p>
          </table:table-cell>
          <table:table-cell table:style-name="ce3" table:formula="of:=VLOOKUP(LEFT([.B11];3);[.$A$25:.$C$28];2)" office:value-type="string" office:string-value="Yogyakarta Jakarta" calcext:value-type="string">
            <text:p>Yogyakarta Jakarta</text:p>
          </table:table-cell>
          <table:table-cell table:style-name="ce3" table:formula="of:=VLOOKUP(LEFT([.B11];3);[.$A$25:.$C$28];3)" office:value-type="float" office:value="300000" calcext:value-type="float">
            <text:p>300000</text:p>
          </table:table-cell>
          <table:table-cell table:style-name="ce3" table:formula="of:=VLOOKUP(MID([.B11];4;1);[.$F$25:.$H$27];2)" office:value-type="string" office:string-value="VIP" calcext:value-type="string">
            <text:p>VIP</text:p>
          </table:table-cell>
          <table:table-cell table:style-name="ce3" table:formula="of:==HLOOKUP(MID([.B11];6;2);[.$B$19:.$D$21];2)" office:value-type="string" office:string-value="Paket A" calcext:value-type="string">
            <text:p>Paket 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BX-P2-040</text:p>
          </table:table-cell>
          <table:table-cell office:value-type="string" calcext:value-type="string">
            <text:p>DICKY</text:p>
          </table:table-cell>
          <table:table-cell table:style-name="ce5" office:value-type="date" office:date-value="2009-07-16" calcext:value-type="date">
            <text:p>07/16/09</text:p>
          </table:table-cell>
          <table:table-cell table:style-name="ce3" table:formula="of:=VLOOKUP(LEFT([.B12];3);[.$A$25:.$C$28];2)" office:value-type="string" office:string-value="Yogyakarta Jakarta" calcext:value-type="string">
            <text:p>Yogyakarta Jakarta</text:p>
          </table:table-cell>
          <table:table-cell table:style-name="ce3" table:formula="of:=VLOOKUP(LEFT([.B12];3);[.$A$25:.$C$28];3)" office:value-type="float" office:value="300000" calcext:value-type="float">
            <text:p>300000</text:p>
          </table:table-cell>
          <table:table-cell table:style-name="ce3" table:formula="of:=VLOOKUP(MID([.B12];4;1);[.$F$25:.$H$27];2)" office:value-type="string" office:string-value="VIP" calcext:value-type="string">
            <text:p>VIP</text:p>
          </table:table-cell>
          <table:table-cell table:style-name="ce3" table:formula="of:==HLOOKUP(MID([.B12];6;2);[.$B$19:.$D$21];2)" office:value-type="string" office:string-value="Paket B" calcext:value-type="string">
            <text:p>Paket 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DY-P1-041</text:p>
          </table:table-cell>
          <table:table-cell office:value-type="string" calcext:value-type="string">
            <text:p>ARYA</text:p>
          </table:table-cell>
          <table:table-cell table:style-name="ce5" office:value-type="date" office:date-value="2009-07-21" calcext:value-type="date">
            <text:p>07/21/09</text:p>
          </table:table-cell>
          <table:table-cell table:style-name="ce3" table:formula="of:=VLOOKUP(LEFT([.B13];3);[.$A$25:.$C$28];2)" office:value-type="string" office:string-value="solo jakarta" calcext:value-type="string">
            <text:p>solo jakarta</text:p>
          </table:table-cell>
          <table:table-cell table:style-name="ce3" table:formula="of:=VLOOKUP(LEFT([.B13];3);[.$A$25:.$C$28];3)" office:value-type="float" office:value="325000" calcext:value-type="float">
            <text:p>325000</text:p>
          </table:table-cell>
          <table:table-cell table:style-name="ce3" table:formula="of:=VLOOKUP(MID([.B13];4;1);[.$F$25:.$H$27];2)" office:value-type="string" office:string-value="BISNIS" calcext:value-type="string">
            <text:p>BISNIS</text:p>
          </table:table-cell>
          <table:table-cell table:style-name="ce3" table:formula="of:==HLOOKUP(MID([.B13];6;2);[.$B$19:.$D$21];2)" office:value-type="string" office:string-value="Paket A" calcext:value-type="string">
            <text:p>Paket 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CCX-P1-042</text:p>
          </table:table-cell>
          <table:table-cell office:value-type="string" calcext:value-type="string">
            <text:p>SUMINI</text:p>
          </table:table-cell>
          <table:table-cell table:style-name="ce5" office:value-type="date" office:date-value="2009-07-21" calcext:value-type="date">
            <text:p>07/21/09</text:p>
          </table:table-cell>
          <table:table-cell table:style-name="ce3" table:formula="of:=VLOOKUP(LEFT([.B14];3);[.$A$25:.$C$28];2)" office:value-type="string" office:string-value="Jakarta solo" calcext:value-type="string">
            <text:p>Jakarta solo</text:p>
          </table:table-cell>
          <table:table-cell table:style-name="ce3" table:formula="of:=VLOOKUP(LEFT([.B14];3);[.$A$25:.$C$28];3)" office:value-type="float" office:value="375000" calcext:value-type="float">
            <text:p>375000</text:p>
          </table:table-cell>
          <table:table-cell table:style-name="ce3" table:formula="of:=VLOOKUP(MID([.B14];4;1);[.$F$25:.$H$27];2)" office:value-type="string" office:string-value="VIP" calcext:value-type="string">
            <text:p>VIP</text:p>
          </table:table-cell>
          <table:table-cell table:style-name="ce3" table:formula="of:==HLOOKUP(MID([.B14];6;2);[.$B$19:.$D$21];2)" office:value-type="string" office:string-value="Paket A" calcext:value-type="string">
            <text:p>Paket A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el makanan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kod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enu</text:p>
          </table:table-cell>
          <table:table-cell office:value-type="string" calcext:value-type="string">
            <text:p>Paket A</text:p>
          </table:table-cell>
          <table:table-cell office:value-type="string" calcext:value-type="string">
            <text:p>Paket B</text:p>
          </table:table-cell>
          <table:table-cell table:style-name="ce3" office:value-type="string" calcext:value-type="string">
            <text:p>Paket C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arga</text:p>
          </table:table-cell>
          <table:table-cell office:value-type="float" office:value="25000" calcext:value-type="float">
            <text:p>25000</text:p>
          </table:table-cell>
          <table:table-cell office:value-type="float" office:value="37500" calcext:value-type="float">
            <text:p>37500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abel tujuan</text:p>
          </table:table-cell>
          <table:covered-table-cell table:style-name="Default"/>
          <table:table-cell table:style-name="Default"/>
          <table:table-cell table:number-columns-repeated="2"/>
          <table:table-cell table:style-name="ce1" office:value-type="string" calcext:value-type="string" table:number-columns-spanned="2" table:number-rows-spanned="1">
            <text:p>tabel kelas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kode</text:p>
          </table:table-cell>
          <table:table-cell office:value-type="string" calcext:value-type="string">
            <text:p>Tujuan</text:p>
          </table:table-cell>
          <table:table-cell office:value-type="string" calcext:value-type="string">
            <text:p>harga</text:p>
          </table:table-cell>
          <table:table-cell table:number-columns-repeated="2"/>
          <table:table-cell table:style-name="ce3" office:value-type="string" calcext:value-type="string">
            <text:p>kode</text:p>
          </table:table-cell>
          <table:table-cell table:style-name="ce3" office:value-type="string" calcext:value-type="string">
            <text:p>kelas</text:p>
          </table:table-cell>
          <table:table-cell table:style-name="ce3" office:value-type="string" calcext:value-type="string">
            <text:p>Disk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AA</text:p>
          </table:table-cell>
          <table:table-cell office:value-type="string" calcext:value-type="string">
            <text:p>Jakarta Yogya</text:p>
          </table:table-cell>
          <table:table-cell office:value-type="float" office:value="350000" calcext:value-type="float">
            <text:p>350000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IP</text:p>
          </table:table-cell>
          <table:table-cell table:style-name="ce6" office:value-type="percentage" office:value="0.2" calcext:value-type="percentage">
            <text:p>20.00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BB</text:p>
          </table:table-cell>
          <table:table-cell office:value-type="string" calcext:value-type="string">
            <text:p>Yogyakarta Jakarta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ISNIS</text:p>
          </table:table-cell>
          <table:table-cell table:style-name="ce6" office:value-type="percentage" office:value="0.15" calcext:value-type="percentage">
            <text:p>15.00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CC</text:p>
          </table:table-cell>
          <table:table-cell office:value-type="string" calcext:value-type="string">
            <text:p>Jakarta solo</text:p>
          </table:table-cell>
          <table:table-cell office:value-type="float" office:value="375000" calcext:value-type="float">
            <text:p>375000</text:p>
          </table:table-cell>
          <table:table-cell table:number-columns-repeated="2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Ekonomi</text:p>
          </table:table-cell>
          <table:table-cell table:style-name="ce6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DD</text:p>
          </table:table-cell>
          <table:table-cell office:value-type="string" calcext:value-type="string">
            <text:p>solo jakarta</text:p>
          </table:table-cell>
          <table:table-cell office:value-type="float" office:value="325000" calcext:value-type="float">
            <text:p>325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55:13.794000000</meta:creation-date>
    <dc:date>2016-12-07T19:36:54.773000000</dc:date>
    <meta:editing-duration>PT6M58S</meta:editing-duration>
    <meta:editing-cycles>1</meta:editing-cycles>
    <meta:document-statistic meta:table-count="1" meta:cell-count="117" meta:object-count="0"/>
    <meta:generator>LibreOffice/5.2.3.3$Windows_X86_64 LibreOffice_project/d54a8868f08a7b39642414cf2c8ef2f228f780cf</meta:generator>
  </office:meta>
</office:document-meta>
</file>